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0.782cm" fo:min-width="7.132cm"/>
    </style:style>
    <style:style style:name="gr2" style:family="graphic" style:parent-style-name="standard">
      <style:graphic-properties draw:fill-color="#f37b70" draw:textarea-horizontal-align="justify" draw:textarea-vertical-align="middle" draw:auto-grow-height="false" fo:min-height="0.95cm" fo:min-width="5.2cm"/>
    </style:style>
    <style:style style:name="gr3" style:family="graphic" style:parent-style-name="standard">
      <style:graphic-properties svg:stroke-color="#faa61a" draw:fill-color="#ffdaa2" draw:textarea-horizontal-align="justify" draw:textarea-vertical-align="middle" draw:auto-grow-height="false" fo:min-height="0.782cm" fo:min-width="5.8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782cm" fo:min-width="5.032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82cm" fo:min-width="7.132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782cm" fo:min-width="5.032cm"/>
    </style:style>
    <style:style style:name="gr8" style:family="graphic" style:parent-style-name="standard">
      <style:graphic-properties svg:stroke-color="#faa61a" draw:fill-color="#ffdaa2" draw:textarea-horizontal-align="justify" draw:textarea-vertical-align="middle" draw:auto-grow-height="false" fo:min-height="0.782cm" fo:min-width="5.032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37b7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ffdaa2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8cm" svg:height="1.2cm" draw:transform="rotate (1.5707963267949) translate (3.7cm 12.3cm)">
          <text:p text:style-name="P1"><text:span text:style-name="T1">5 x 5 Conv- <text:s/>10</text:span></text:p>
          <text:p text:style-name="P1"><text:span text:style-name="T1">ReLU Act.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7cm" svg:height="1.2cm" draw:transform="rotate (1.5707963267949) translate (5.9cm 11.2cm)">
          <text:p text:style-name="P1"><text:span text:style-name="T2">2 x 2 MaxPool2D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6.5cm" svg:height="1.2cm" draw:transform="rotate (1.5707963267949) translate (10.3cm 8.8cm)">
          <text:p text:style-name="P1"><text:span text:style-name="T2">Fully Connected – 640</text:span></text:p>
          <text:p text:style-name="P1"><text:span text:style-name="T2">ReLU Act.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.9cm" svg:y1="8.4cm" svg:x2="5.9cm" svg:y2="8.35cm" draw:start-shape="id1" draw:start-glue-point="2" draw:end-shape="id2" draw:end-glue-point="0" svg:d="M4900 8400h501v-50h499" svg:viewBox="0 0 1001 51">
          <text:p/>
        </draw:connector>
        <draw:connector draw:style-name="gr4" draw:text-style-name="P5" draw:layer="layout" svg:x1="7.1cm" svg:y1="8.35cm" svg:x2="10.3cm" svg:y2="5.55cm" draw:start-shape="id2" draw:start-glue-point="2" draw:end-shape="id3" draw:end-glue-point="0" svg:d="M7100 8350h1601v-2800h1599" svg:viewBox="0 0 3201 2801">
          <text:p/>
        </draw:connector>
        <draw:custom-shape draw:style-name="gr5" draw:text-style-name="P3" xml:id="id5" draw:id="id5" draw:layer="layout" svg:width="5.7cm" svg:height="1.2cm" draw:transform="rotate (1.5707963267949) translate (13.1cm 17.6cm)">
          <text:p text:style-name="P1"><text:span text:style-name="T2">2 x 2 MaxPool2D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8cm" svg:height="1.2cm" draw:transform="rotate (1.5707963267949) translate (10.3cm 18.69cm)">
          <text:p text:style-name="P1"><text:span text:style-name="T1">5 x 5 Conv- <text:s/>16</text:span></text:p>
          <text:p text:style-name="P1"><text:span text:style-name="T1">ReLU Act.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7.1cm" svg:y1="8.35cm" svg:x2="10.3cm" svg:y2="14.79cm" draw:start-shape="id2" draw:start-glue-point="2" draw:end-shape="id4" draw:end-glue-point="0" svg:d="M7100 8350h1601v6440h1599" svg:viewBox="0 0 3201 6441">
          <text:p/>
        </draw:connector>
        <draw:connector draw:style-name="gr4" draw:text-style-name="P5" draw:layer="layout" svg:x1="11.5cm" svg:y1="14.79cm" svg:x2="13.1cm" svg:y2="14.75cm" draw:start-shape="id4" draw:end-shape="id5" draw:end-glue-point="0" svg:d="M11500 14790h801v-40h799" svg:viewBox="0 0 1601 41">
          <text:p/>
        </draw:connector>
        <draw:custom-shape draw:style-name="gr6" draw:text-style-name="P6" xml:id="id9" draw:id="id9" draw:layer="layout" svg:width="7.8cm" svg:height="1.2cm" draw:transform="rotate (1.5707963267949) translate (1.4cm 12.3cm)">
          <text:p text:style-name="P1"><text:span text:style-name="T1">16 x 16 Coloured Image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5.7cm" svg:height="1.2cm" draw:transform="rotate (1.5707963267949) translate (13cm 8.5cm)">
          <text:p text:style-name="P1"><text:span text:style-name="T2">5 way - Softmax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1.5cm" svg:y1="5.55cm" svg:x2="13cm" svg:y2="5.65cm" draw:start-shape="id3" draw:start-glue-point="2" draw:end-shape="id6" draw:end-glue-point="0" svg:d="M11500 5550h751v100h749" svg:viewBox="0 0 1501 101">
          <text:p/>
        </draw:connector>
        <draw:custom-shape draw:style-name="gr8" draw:text-style-name="P4" xml:id="id7" draw:id="id7" draw:layer="layout" svg:width="5.7cm" svg:height="1.2cm" draw:transform="rotate (1.5707963267949) translate (15.8cm 17.6cm)">
          <text:p text:style-name="P1"><text:span text:style-name="T2">Fully Connected – 256</text:span></text:p>
          <text:p text:style-name="P1"><text:span text:style-name="T2">ReLU Act.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5.7cm" svg:height="1.2cm" draw:transform="rotate (1.5707963267949) translate (18.2cm 17.6cm)">
          <text:p text:style-name="P1"><text:span text:style-name="T2">10 way - Softmax</text:span></text:p>
          <draw:enhanced-geometry svg:viewBox="0 0 21600 21600" draw:path-stretchpoint-x="10800" draw:path-stretchpoint-y="10800" draw:text-areas="?f3 ?f4 ?f5 ?f6" draw:type="round-rectangle" draw:modifiers="5164.882226980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4.3cm" svg:y1="14.75cm" svg:x2="15.8cm" svg:y2="14.75cm" draw:start-shape="id5" draw:end-shape="id7" draw:end-glue-point="0" svg:d="M14300 14750h1500" svg:viewBox="0 0 1501 1">
          <text:p/>
        </draw:connector>
        <draw:connector draw:style-name="gr4" draw:text-style-name="P5" draw:layer="layout" draw:type="line" svg:x1="17cm" svg:y1="14.75cm" svg:x2="18.2cm" svg:y2="14.75cm" draw:start-shape="id7" draw:start-glue-point="2" draw:end-shape="id8" draw:end-glue-point="0" svg:d="M17000 14750h1200" svg:viewBox="0 0 1201 1">
          <text:p/>
        </draw:connector>
        <draw:connector draw:style-name="gr4" draw:text-style-name="P5" draw:layer="layout" draw:type="line" svg:x1="2.6cm" svg:y1="8.4cm" svg:x2="3.7cm" svg:y2="8.4cm" draw:start-shape="id9" draw:start-glue-point="2" draw:end-shape="id1" draw:end-glue-point="0" svg:d="M2600 8400h1100" svg:viewBox="0 0 1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04:31:22.989000000</meta:creation-date>
    <dc:date>2021-01-18T22:22:50.418000000</dc:date>
    <meta:editing-duration>PT13M30S</meta:editing-duration>
    <meta:editing-cycles>5</meta:editing-cycles>
    <meta:generator>LibreOffice/6.0.7.3$Windows_X86_64 LibreOffice_project/dc89aa7a9eabfd848af146d5086077aeed2ae4a5</meta:generator>
    <meta:document-statistic meta:object-count="17"/>
  </office:meta>
</office:document-meta>
</file>